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ocuments to be used as basis of design for the project are as follows:</text:p>
      <text:p text:style-name="Standard"><text:tab/>Proposal Request document.</text:p>
      <text:p text:style-name="Standard"><text:tab/>This proposal document.</text:p>
      <text:p text:style-name="Standard">Should a conflict occur between these two documents, the proposal itself contr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asis of Desig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1:00:39.07</meta:creation-date>
    <dc:date>2008-11-11T21:18:56.09</dc:date>
    <meta:editing-duration>PT02H18M33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5" meta:word-count="36" meta:character-count="222"/>
    <meta:user-defined meta:name="Info 1"/>
    <meta:user-defined meta:name="Info 2"/>
    <meta:user-defined meta:name="Info 3"/>
    <meta:user-defined meta:name="Info 4"/>
  </office:meta>
</office:document-meta>
</file>